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1E529B6C8D1B0A4.png" manifest:media-type="image/png"/>
  <manifest:file-entry manifest:full-path="Pictures/1000020000000280000001E0D66A4120460564EB.png" manifest:media-type="image/png"/>
  <manifest:file-entry manifest:full-path="Pictures/1000020000000280000001E0A7148739B39152E5.png" manifest:media-type="image/png"/>
  <manifest:file-entry manifest:full-path="Pictures/1000020000000280000001E0CC545E1F1FF9AF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ec177" officeooo:paragraph-rsid="000ec1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153cm, -0.931cm, 6.472cm, 24.7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5cm" svg:y="2.672cm" svg:width="16.932cm" svg:height="12.698cm" draw:z-index="0"><draw:image xlink:href="Pictures/1000020000000280000001E0CC545E1F1FF9AF82.png" xlink:type="simple" xlink:show="embed" xlink:actuate="onLoad"/></draw:frame>North island</text:p>
      <text:p text:style-name="P1"/>
      <text:p text:style-name="P1"/>
      <text:p text:style-name="P1"/>
      <text:p text:style-name="P1"/>
      <text:section text:style-name="Sect1" text:name="Section1" text:protected="true">
        <text:section-source xlink:href="../WORLD.png"/>
        <text:p text:style-name="Preformatted_20_Text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Z</text:p>
      <text:p text:style-name="P1"/>
      <text:p text:style-name="P1"><draw:frame draw:style-name="fr4" draw:name="Image2" text:anchor-type="paragraph" svg:width="16.932cm" svg:height="12.698cm" draw:z-index="3"><draw:image xlink:href="Pictures/1000020000000280000001E0D66A4120460564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Z &amp; Australia</text:p>
      <text:p text:style-name="P1"/>
      <text:p text:style-name="P1"><draw:frame draw:style-name="fr3" draw:name="Image3" text:anchor-type="paragraph" svg:x="-0.695cm" svg:y="0.353cm" svg:width="18.214cm" svg:height="6.722cm" draw:z-index="2"><draw:image xlink:href="Pictures/10000000000007800000043851E529B6C8D1B0A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orld</text:p>
      <text:p text:style-name="P1"><draw:frame draw:style-name="fr2" draw:name="Image4" text:anchor-type="paragraph" svg:width="16.932cm" svg:height="12.698cm" draw:z-index="1"><draw:image xlink:href="Pictures/1000020000000280000001E0A7148739B39152E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0:47:10.547885608</meta:creation-date>
    <dc:date>2017-08-14T11:03:21.878965981</dc:date>
    <meta:editing-duration>PT5M21S</meta:editing-duration>
    <meta:editing-cycles>1</meta:editing-cycles>
    <meta:document-statistic meta:table-count="0" meta:image-count="4" meta:object-count="0" meta:page-count="4" meta:paragraph-count="4" meta:word-count="7" meta:character-count="33" meta:non-whitespace-character-count="30"/>
    <meta:generator>LibreOffice/5.3.0.3$Linux_X86_64 LibreOffice_project/7074905676c47b82bbcfbea1aeefc84afe1c50e1</meta:generator>
  </office:meta>
</office:document-meta>
</file>